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336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3366" draw:fill="solid" draw:fill-color="#00336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Predefiniçã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12cm" fo:margin-bottom="0.212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1.27cm" fo:margin-right="0cm" fo:margin-top="0.212cm" fo:margin-bottom="0.212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41cm" fo:margin-bottom="0.141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ção" presentation:presentation-page-layout-name="AL1T0">
        <draw:custom-shape draw:name="TextBox 1" draw:style-name="gr1" draw:text-style-name="P2" draw:layer="layout" svg:width="22.859cm" svg:height="4.823cm" svg:x="1.27cm" svg:y="5.08cm">
          <text:p text:style-name="P1"><text:span text:style-name="T1">Sistema de Roteamento Multimodal</text:span></text:p>
          <draw:enhanced-geometry svg:viewBox="0 0 21600 21600" draw:type="rectangle" draw:enhanced-path="M 0 0 L 21600 0 21600 21600 0 21600 0 0 Z N"/>
        </draw:custom-shape>
        <draw:custom-shape draw:name="TextBox 2" draw:style-name="gr1" draw:text-style-name="P2" draw:layer="layout" svg:width="22.859cm" svg:height="2.621cm" svg:x="1.27cm" svg:y="9.398cm">
          <text:p text:style-name="P1"><text:span text:style-name="T2">Otimização Multi-Objetivo para a Área Metropolitana do Porto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2" draw:layer="layout" svg:width="22.859cm" svg:height="1.603cm" svg:x="1.27cm" svg:y="13.97cm">
          <text:p text:style-name="P1"><text:span text:style-name="T3">Grupo 6 - CIN 2025</text:span><text:span text:style-name="T3"><text:line-break/></text:span><text:span text:style-name="T3">Universidade do Minh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4.041cm" svg:height="1.944cm" svg:x="10.679cm" svg:y="0.381cm">
          <text:p text:style-name="P4"><text:span text:style-name="T4">Índice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5.883cm" svg:x="2.032cm" svg:y="3.048cm">
          <text:p text:style-name="P5"><text:span text:style-name="T5">Visão Geral do Projeto</text:span></text:p>
          <text:p text:style-name="P5"><text:span text:style-name="T5">Arquitetura e Tecnologia</text:span></text:p>
          <text:p text:style-name="P5"><text:span text:style-name="T5">Algoritmos Implementados</text:span></text:p>
          <text:p text:style-name="P5"><text:span text:style-name="T5">Dados e Implementação</text:span></text:p>
          <text:p text:style-name="P5"><text:span text:style-name="T5">Avaliação e Testes</text:span></text:p>
          <text:p text:style-name="P5"><text:span text:style-name="T5">Resultados e Conclusõ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3.57cm" svg:height="1.944cm" svg:x="5.914cm" svg:y="0.381cm">
          <text:p text:style-name="P4"><text:span text:style-name="T4">Visão Geral do Projeto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5.625cm" svg:x="2.032cm" svg:y="3.048cm">
          <text:p text:style-name="P5"><text:span text:style-name="T5">🎯 </text:span><text:span text:style-name="T5">Objetivo: Motor de roteamento multimodal inteligente</text:span></text:p>
          <text:p text:style-name="P5"><text:span text:style-name="T5">Critérios de Otimização:</text:span></text:p>
          <text:p text:style-name="P6"><text:span text:style-name="T3">⏱ <text:s/></text:span><text:span text:style-name="T3">Tempo de viagem (minimizar)</text:span></text:p>
          <text:p text:style-name="P6"><text:span text:style-name="T3">♻ <text:s/></text:span><text:span text:style-name="T3">Emissões de CO₂ (minimizar)</text:span></text:p>
          <text:p text:style-name="P6"><text:span text:style-name="T3">🚶 <text:s/></text:span><text:span text:style-name="T3">Exercício físico (maximizar)</text:span></text:p>
          <text:p text:style-name="P5"><text:span text:style-name="T5">📊 </text:span><text:span text:style-name="T5">Resultado: Fronteira de Pareto com múltiplas rotas eficien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4.908cm" svg:height="1.944cm" svg:x="5.245cm" svg:y="0.381cm">
          <text:p text:style-name="P4"><text:span text:style-name="T4">Características Principais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7.573cm" svg:x="2.032cm" svg:y="3.048cm">
          <text:p text:style-name="P5"><text:span text:style-name="T5">✓ </text:span><text:span text:style-name="T5">Otimização Multi-Objetivo com fronteira Pareto rigorosa</text:span></text:p>
          <text:p text:style-name="P5"><text:span text:style-name="T5">✓ </text:span><text:span text:style-name="T5">Dados Reais: GTFS (Metro + STCP) + OSMnx</text:span></text:p>
          <text:p text:style-name="P5"><text:span text:style-name="T5">✓ </text:span><text:span text:style-name="T5">3 Algoritmos Avançados:</text:span></text:p>
          <text:p text:style-name="P6"><text:span text:style-name="T3">A* Heurístico (rápido, 2-5s)</text:span></text:p>
          <text:p text:style-name="P6"><text:span text:style-name="T3">Dijkstra Multi-Label (exaustivo, 100% garantido)</text:span></text:p>
          <text:p text:style-name="P6"><text:span text:style-name="T3">ACO Estocástico (criativo, 10-15s)</text:span></text:p>
          <text:p text:style-name="P5"><text:span text:style-name="T5">✓ </text:span><text:span text:style-name="T5">Análise Geográfica com ruas reais</text:span></text:p>
          <text:p text:style-name="P5"><text:span text:style-name="T5">✓ </text:span><text:span text:style-name="T5">22 Casos de Teste (trivial a extrem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0.768cm" svg:height="1.944cm" svg:x="7.315cm" svg:y="0.381cm">
          <text:p text:style-name="P4"><text:span text:style-name="T4">Stack Tecnológico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7.831cm" svg:x="2.032cm" svg:y="3.048cm">
          <text:p text:style-name="P5"><text:span text:style-name="T5">Python 3.12+ - Linguagem principal</text:span></text:p>
          <text:p text:style-name="P5"><text:span text:style-name="T5">NetworkX 3.x - Estrutura de grafos</text:span></text:p>
          <text:p text:style-name="P5"><text:span text:style-name="T5">OSMnx 1.x - Dados geográficos (OpenStreetMap)</text:span></text:p>
          <text:p text:style-name="P5"><text:span text:style-name="T5">FastAPI 0.100+ - API REST</text:span></text:p>
          <text:p text:style-name="P5"><text:span text:style-name="T5">Pandas 2.x - Processamento GTFS</text:span></text:p>
          <text:p text:style-name="P5"><text:span text:style-name="T5">Folium 0.14+ - Visualização de mapas</text:span></text:p>
          <text:p text:style-name="P5"><text:span text:style-name="T5">NumPy 1.24+ - Cálculos numéricos</text:span></text:p>
          <text:p text:style-name="P5"><text:span text:style-name="T5">Poetry 1.5+ - Gestão de dependênci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3.718cm" svg:height="1.944cm" svg:x="5.84cm" svg:y="0.381cm">
          <text:p text:style-name="P4"><text:span text:style-name="T4">Arquitetura do Projeto</text:span></text:p>
          <draw:enhanced-geometry svg:viewBox="0 0 21600 21600" draw:type="rectangle" draw:enhanced-path="M 0 0 L 21600 0 21600 21600 0 21600 0 0 Z N"/>
        </draw:custom-shape>
        <draw:custom-shape draw:name="TextBox 3" draw:style-name="gr4" draw:text-style-name="P3" draw:layer="layout" svg:width="4.579cm" svg:height="1.098cm" svg:x="4.314cm" svg:y="2.794cm">
          <text:p text:style-name="P4"><text:span text:style-name="T6">Componentes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3" draw:layer="layout" svg:width="10.667cm" svg:height="4.76cm" svg:x="1.27cm" svg:y="4.064cm">
          <text:p text:style-name="P7"><text:span text:style-name="T7">services/ - Lógica de negócio</text:span></text:p>
          <text:p text:style-name="P7"><text:span text:style-name="T7">utils/ - Operações auxiliares</text:span></text:p>
          <text:p text:style-name="P7"><text:span text:style-name="T7">models/ - Estruturas de dados</text:span></text:p>
          <text:p text:style-name="P7"><text:span text:style-name="T7">algoritms/ - Implementações</text:span></text:p>
          <text:p text:style-name="P7"><text:span text:style-name="T7">graph.py - Rede multimodal</text:span></text:p>
          <text:p text:style-name="P7"><text:span text:style-name="T7">solution.py - Classe de solução</text:span></text:p>
          <draw:enhanced-geometry svg:viewBox="0 0 21600 21600" draw:type="rectangle" draw:enhanced-path="M 0 0 L 21600 0 21600 21600 0 21600 0 0 Z N"/>
        </draw:custom-shape>
        <draw:custom-shape draw:name="TextBox 5" draw:style-name="gr4" draw:text-style-name="P3" draw:layer="layout" svg:width="3.719cm" svg:height="1.098cm" svg:x="16.936cm" svg:y="2.794cm">
          <text:p text:style-name="P4"><text:span text:style-name="T6">Algoritmos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3" draw:layer="layout" svg:width="10.667cm" svg:height="4.76cm" svg:x="13.462cm" svg:y="4.064cm">
          <text:p text:style-name="P7"><text:span text:style-name="T7">a_star.py - Heurístico rápido</text:span></text:p>
          <text:p text:style-name="P7"><text:span text:style-name="T7">dijkstra.py - Exaustivo garantido</text:span></text:p>
          <text:p text:style-name="P7"><text:span text:style-name="T7">aco.py - Estocástico criativo</text:span></text:p>
          <text:p text:style-name="P7"><text:span text:style-name="T7">Cada retorna Fronteira Pareto</text:span></text:p>
          <text:p text:style-name="P7"><text:span text:style-name="T7">Comparação automática</text:span></text:p>
          <text:p text:style-name="P7"><text:span text:style-name="T7">Validação cruz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1.001cm" svg:height="1.944cm" svg:x="7.199cm" svg:y="0.381cm">
          <text:p text:style-name="P4"><text:span text:style-name="T4">A* Multi-Objetivo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8.461cm" svg:x="2.032cm" svg:y="3.048cm">
          <text:p text:style-name="P5"><text:span text:style-name="T5">Tipo: Algoritmo heurístico guloso</text:span></text:p>
          <text:p text:style-name="P5"><text:span text:style-name="T5">Complexidade: O(E log V)</text:span></text:p>
          <text:p text:style-name="P5"><text:span text:style-name="T5">Tempo: 2-5 segundos por consulta</text:span></text:p>
          <text:p text:style-name="P5"><text:span text:style-name="T5">Características:</text:span></text:p>
          <text:p text:style-name="P6"><text:span text:style-name="T3">✓ </text:span><text:span text:style-name="T3">Utiliza heurísticas para guiar a busca</text:span></text:p>
          <text:p text:style-name="P6"><text:span text:style-name="T3">✓ </text:span><text:span text:style-name="T3">Prioriza nós promissores</text:span></text:p>
          <text:p text:style-name="P6"><text:span text:style-name="T3">✓ </text:span><text:span text:style-name="T3">Encontra rotas de boa qualidade rapidamente</text:span></text:p>
          <text:p text:style-name="P6"><text:span text:style-name="T3">✗ </text:span><text:span text:style-name="T3">Não garante Fronteira Pareto completa</text:span></text:p>
          <text:p text:style-name="P5"><text:span text:style-name="T5">Ideal para: Aplicações em tempo re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8.743cm" svg:height="1.944cm" svg:x="3.328cm" svg:y="0.381cm">
          <text:p text:style-name="P4"><text:span text:style-name="T4">Dijkstra Multi-Label (Exaustivo)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8.461cm" svg:x="2.032cm" svg:y="3.048cm">
          <text:p text:style-name="P5"><text:span text:style-name="T5">Tipo: Algoritmo de rótulo-setting multi-objetivo</text:span></text:p>
          <text:p text:style-name="P5"><text:span text:style-name="T5">Complexidade: O(E × L log V) onde L = nº de etiquetas</text:span></text:p>
          <text:p text:style-name="P5"><text:span text:style-name="T5">Tempo: 30-60 segundos por consulta</text:span></text:p>
          <text:p text:style-name="P5"><text:span text:style-name="T5">Características:</text:span></text:p>
          <text:p text:style-name="P6"><text:span text:style-name="T3">✓ </text:span><text:span text:style-name="T3">Mantém múltiplas etiquetas por nó</text:span></text:p>
          <text:p text:style-name="P6"><text:span text:style-name="T3">✓ </text:span><text:span text:style-name="T3">Propaga todas as soluções não-dominadas</text:span></text:p>
          <text:p text:style-name="P6"><text:span text:style-name="T3">✓ </text:span><text:span text:style-name="T3">Remove soluções dominadas iterativamente</text:span></text:p>
          <text:p text:style-name="P6"><text:span text:style-name="T3">✓ </text:span><text:span text:style-name="T3">GARANTE Fronteira de Pareto completa e exata</text:span></text:p>
          <text:p text:style-name="P5"><text:span text:style-name="T5">Ideal para: Gold standard de otimização multi-objetiv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8.566cm" svg:height="1.944cm" svg:x="3.416cm" svg:y="0.381cm">
          <text:p text:style-name="P4"><text:span text:style-name="T4">ACO (Ant Colony Optimization)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8.461cm" svg:x="2.032cm" svg:y="3.048cm">
          <text:p text:style-name="P5"><text:span text:style-name="T5">Tipo: Algoritmo estocástico inspirado na natureza</text:span></text:p>
          <text:p text:style-name="P5"><text:span text:style-name="T5">Complexidade: O(I × A × E) - I iterações, A formigas</text:span></text:p>
          <text:p text:style-name="P5"><text:span text:style-name="T5">Tempo: 10-15 segundos por consulta</text:span></text:p>
          <text:p text:style-name="P5"><text:span text:style-name="T5">Características:</text:span></text:p>
          <text:p text:style-name="P6"><text:span text:style-name="T3">✓ </text:span><text:span text:style-name="T3">Simula comportamento coletivo de formigas</text:span></text:p>
          <text:p text:style-name="P6"><text:span text:style-name="T3">✓ </text:span><text:span text:style-name="T3">Cada formiga constrói uma solução</text:span></text:p>
          <text:p text:style-name="P6"><text:span text:style-name="T3">✓ </text:span><text:span text:style-name="T3">Atualiza feromónios baseado em qualidade</text:span></text:p>
          <text:p text:style-name="P6"><text:span text:style-name="T3">✗ </text:span><text:span text:style-name="T3">Heurístico (pode não encontrar todas as soluções)</text:span></text:p>
          <text:p text:style-name="P5"><text:span text:style-name="T5">Ideal para: Exploração criativa e inovaç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0.146cm" svg:height="1.944cm" svg:x="7.626cm" svg:y="0.381cm">
          <text:p text:style-name="P4"><text:span text:style-name="T4">Fontes de Dados</text:span></text:p>
          <draw:enhanced-geometry svg:viewBox="0 0 21600 21600" draw:type="rectangle" draw:enhanced-path="M 0 0 L 21600 0 21600 21600 0 21600 0 0 Z N"/>
        </draw:custom-shape>
        <draw:custom-shape draw:name="TextBox 3" draw:style-name="gr4" draw:text-style-name="P3" draw:layer="layout" svg:width="1.95cm" svg:height="1.098cm" svg:x="5.628cm" svg:y="2.794cm">
          <text:p text:style-name="P4"><text:span text:style-name="T6">GTFS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3" draw:layer="layout" svg:width="10.667cm" svg:height="5.535cm" svg:x="1.27cm" svg:y="4.064cm">
          <text:p text:style-name="P7"><text:span text:style-name="T7">🚇 </text:span><text:span text:style-name="T7">Metro do Porto</text:span></text:p>
          <text:p text:style-name="P7"><text:span text:style-name="T7">• </text:span><text:span text:style-name="T7">95+ paragens</text:span></text:p>
          <text:p text:style-name="P7"><text:span text:style-name="T7">• </text:span><text:span text:style-name="T7">6 linhas</text:span></text:p>
          <text:p text:style-name="P7"><text:span text:style-name="T7">• </text:span><text:span text:style-name="T7">Horários atualizados</text:span></text:p>
          <text:p text:style-name="P7"><text:span text:style-name="T7">🚌 </text:span><text:span text:style-name="T7">STCP (Autocarro)</text:span></text:p>
          <text:p text:style-name="P7"><text:span text:style-name="T7">• </text:span><text:span text:style-name="T7">600+ paragens</text:span></text:p>
          <text:p text:style-name="P7"><text:span text:style-name="T7">• </text:span><text:span text:style-name="T7">Múltiplas linhas</text:span></text:p>
          <draw:enhanced-geometry svg:viewBox="0 0 21600 21600" draw:type="rectangle" draw:enhanced-path="M 0 0 L 21600 0 21600 21600 0 21600 0 0 Z N"/>
        </draw:custom-shape>
        <draw:custom-shape draw:name="TextBox 5" draw:style-name="gr4" draw:text-style-name="P3" draw:layer="layout" svg:width="7.25cm" svg:height="1.098cm" svg:x="15.17cm" svg:y="2.794cm">
          <text:p text:style-name="P4"><text:span text:style-name="T6">OpenStreetMap (OSM)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3" draw:layer="layout" svg:width="10.667cm" svg:height="4.76cm" svg:x="13.462cm" svg:y="4.064cm">
          <text:p text:style-name="P7"><text:span text:style-name="T7">🗺 </text:span><text:span text:style-name="T7">Rede viária completa</text:span></text:p>
          <text:p text:style-name="P7"><text:span text:style-name="T7">🚶 </text:span><text:span text:style-name="T7">Caminhos pedonais</text:span></text:p>
          <text:p text:style-name="P7"><text:span text:style-name="T7">⏱ </text:span><text:span text:style-name="T7">Velocidades estimadas</text:span></text:p>
          <text:p text:style-name="P7"><text:span text:style-name="T7">📍 </text:span><text:span text:style-name="T7">Coordenadas geográficas</text:span></text:p>
          <text:p text:style-name="P7"><text:span text:style-name="T7">Cálculos Derivados:</text:span></text:p>
          <text:p text:style-name="P7"><text:span text:style-name="T7">• </text:span><text:span text:style-name="T7">CO₂, transferências, caminh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7.427cm" svg:height="1.944cm" svg:x="3.986cm" svg:y="0.381cm">
          <text:p text:style-name="P4"><text:span text:style-name="T4">Exemplo de Uso - Python API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9.779cm" svg:x="2.032cm" svg:y="3.048cm">
          <text:p text:style-name="P5"><text:span text:style-name="T5">from app.services.graph import GraphRoute</text:span></text:p>
          <text:p text:style-name="P5"><text:span text:style-name="T5">from app.services.algoritms.a_star import optimized_multi_objective_routing</text:span></text:p>
          <text:p text:style-name="P5"><text:span text:style-name="T5"/></text:p>
          <text:p text:style-name="P5"><text:span text:style-name="T5">graph = GraphRoute('Casa da Musica', 'Casino da Póvoa')</text:span></text:p>
          <text:p text:style-name="P5"><text:span text:style-name="T5">routes = optimized_multi_objective_routing(...)</text:span></text:p>
          <text:p text:style-name="P5"><text:span text:style-name="T5"/></text:p>
          <text:p text:style-name="P5"><text:span text:style-name="T5">for rota in routes:</text:span></text:p>
          <text:p text:style-name="P5"><text:span text:style-name="T5"><text:s text:c="4"/></text:span><text:span text:style-name="T5">print(f'Tempo: {rota.total_time} min')</text:span></text:p>
          <text:p text:style-name="P5"><text:span text:style-name="T5"><text:s text:c="4"/></text:span><text:span text:style-name="T5">print(f'CO2: {rota.total_co2}g')</text:span></text:p>
          <text:p text:style-name="P5"><text:span text:style-name="T5"><text:s text:c="4"/></text:span><text:span text:style-name="T5">print(f'Caminhada: {rota.total_walk_km}km'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4.823cm" svg:height="1.944cm" svg:x="5.288cm" svg:y="0.381cm">
          <text:p text:style-name="P4"><text:span text:style-name="T4">Framework de Avaliação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9.263cm" svg:x="2.032cm" svg:y="3.048cm">
          <text:p text:style-name="P5"><text:span text:style-name="T5">📊 </text:span><text:span text:style-name="T5">Metodologia:</text:span></text:p>
          <text:p text:style-name="P6"><text:span text:style-name="T3">22 Casos de Teste (trivial a extremo)</text:span></text:p>
          <text:p text:style-name="P6"><text:span text:style-name="T3">3 Algoritmos com comparação automática</text:span></text:p>
          <text:p text:style-name="P6"><text:span text:style-name="T3">Métricas: Tempo, CO₂, Exercício físico</text:span></text:p>
          <text:p text:style-name="P6"><text:span text:style-name="T3">Validação via pytest</text:span></text:p>
          <text:p text:style-name="P5"><text:span text:style-name="T5"/></text:p>
          <text:p text:style-name="P5"><text:span text:style-name="T5">Categorias:</text:span></text:p>
          <text:p text:style-name="P6"><text:span text:style-name="T3">Trivial: &lt;1km | Moderado: 1-5km</text:span></text:p>
          <text:p text:style-name="P6"><text:span text:style-name="T3">Desafiante: 5-20km | Extremo: múltiplas transferências</text:span></text:p>
          <text:p text:style-name="P5"><text:span text:style-name="T5">Execução: python -m app.test_cas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6.322cm" svg:height="1.944cm" svg:x="4.538cm" svg:y="0.381cm">
          <text:p text:style-name="P4"><text:span text:style-name="T4">Comparação de Algoritmos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9.521cm" svg:x="2.032cm" svg:y="3.048cm">
          <text:p text:style-name="P5"><text:span text:style-name="T5">⚡ </text:span><text:span text:style-name="T5">Tempo de Execução: A* &gt; ACO &gt; Dijkstra</text:span></text:p>
          <text:p text:style-name="P5"><text:span text:style-name="T5">✓ </text:span><text:span text:style-name="T5">Qualidade Garantida: Dijkstra &gt; ACO &gt; A*</text:span></text:p>
          <text:p text:style-name="P5"><text:span text:style-name="T5">📊 </text:span><text:span text:style-name="T5">Cobertura Pareto: Dijkstra &gt; ACO ≈ A*</text:span></text:p>
          <text:p text:style-name="P5"><text:span text:style-name="T5">💡 </text:span><text:span text:style-name="T5">Criatividade: ACO &gt; A* &gt; Dijkstra</text:span></text:p>
          <text:p text:style-name="P5"><text:span text:style-name="T5">📈 </text:span><text:span text:style-name="T5">Escalabilidade: A* &gt; ACO &gt; Dijkstra</text:span></text:p>
          <text:p text:style-name="P5"><text:span text:style-name="T5"/></text:p>
          <text:p text:style-name="P5"><text:span text:style-name="T5">Recomendações:</text:span></text:p>
          <text:p text:style-name="P6"><text:span text:style-name="T3">Use Dijkstra para garantias de otimalidade</text:span></text:p>
          <text:p text:style-name="P6"><text:span text:style-name="T3">Use A* para tempo real</text:span></text:p>
          <text:p text:style-name="P6"><text:span text:style-name="T3">Use ACO para exploração criativ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4.023cm" svg:height="1.944cm" svg:x="5.688cm" svg:y="0.381cm">
          <text:p text:style-name="P4"><text:span text:style-name="T4">Exemplo de Resultados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8.805cm" svg:x="2.032cm" svg:y="3.048cm">
          <text:p text:style-name="P5"><text:span text:style-name="T5">Rota: Casa da Música → Casino da Póvoa de Varzim</text:span></text:p>
          <text:p text:style-name="P5"><text:span text:style-name="T5"/></text:p>
          <text:p text:style-name="P5"><text:span text:style-name="T5">Rota 1 (Rápida): <text:s text:c="3"/>45 min | 850g CO₂ | 2.5km caminhada</text:span></text:p>
          <text:p text:style-name="P5"><text:span text:style-name="T5">Rota 2 (Ecológica): 58 min | 350g CO₂ | 5.2km caminhada</text:span></text:p>
          <text:p text:style-name="P5"><text:span text:style-name="T5">Rota 3 (Activa): <text:s text:c="3"/>62 min | 400g CO₂ | 8.1km caminhada</text:span></text:p>
          <text:p text:style-name="P5"><text:span text:style-name="T5">Rota 4 (Balanceada):52 min | 550g CO₂ | 4.8km caminhada</text:span></text:p>
          <text:p text:style-name="P5"><text:span text:style-name="T5"/></text:p>
          <text:p text:style-name="P5"><text:span text:style-name="T5">⚡ </text:span><text:span text:style-name="T5">Nenhuma rota é superior em todos os critérios</text:span></text:p>
          <text:p text:style-name="P5"><text:span text:style-name="T5">✓ </text:span><text:span text:style-name="T5">Decisão depende de prioridades do utilizad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3.189cm" svg:height="1.944cm" svg:x="6.105cm" svg:y="0.381cm">
          <text:p text:style-name="P4"><text:span text:style-name="T4">Principais Realizações</text:span></text:p>
          <draw:enhanced-geometry svg:viewBox="0 0 21600 21600" draw:type="rectangle" draw:enhanced-path="M 0 0 L 21600 0 21600 21600 0 21600 0 0 Z N"/>
        </draw:custom-shape>
        <draw:custom-shape draw:name="TextBox 3" draw:style-name="gr4" draw:text-style-name="P3" draw:layer="layout" svg:width="5.087cm" svg:height="1.098cm" svg:x="4.06cm" svg:y="2.794cm">
          <text:p text:style-name="P4"><text:span text:style-name="T6">Implementação</text:span></text:p>
          <draw:enhanced-geometry svg:viewBox="0 0 21600 21600" draw:type="rectangle" draw:enhanced-path="M 0 0 L 21600 0 21600 21600 0 21600 0 0 Z N"/>
        </draw:custom-shape>
        <draw:custom-shape draw:name="TextBox 4" draw:style-name="gr1" draw:text-style-name="P3" draw:layer="layout" svg:width="10.667cm" svg:height="3.985cm" svg:x="1.27cm" svg:y="4.064cm">
          <text:p text:style-name="P7"><text:span text:style-name="T7">✓ </text:span><text:span text:style-name="T7">3 algoritmos funcionais</text:span></text:p>
          <text:p text:style-name="P7"><text:span text:style-name="T7">✓ </text:span><text:span text:style-name="T7">Integração GTFS completa</text:span></text:p>
          <text:p text:style-name="P7"><text:span text:style-name="T7">✓ </text:span><text:span text:style-name="T7">Grafo multimodal</text:span></text:p>
          <text:p text:style-name="P7"><text:span text:style-name="T7">✓ </text:span><text:span text:style-name="T7">22 casos de teste</text:span></text:p>
          <text:p text:style-name="P7"><text:span text:style-name="T7">✓ </text:span><text:span text:style-name="T7">Framework avaliação</text:span></text:p>
          <draw:enhanced-geometry svg:viewBox="0 0 21600 21600" draw:type="rectangle" draw:enhanced-path="M 0 0 L 21600 0 21600 21600 0 21600 0 0 Z N"/>
        </draw:custom-shape>
        <draw:custom-shape draw:name="TextBox 5" draw:style-name="gr4" draw:text-style-name="P3" draw:layer="layout" svg:width="3.148cm" svg:height="1.098cm" svg:x="17.221cm" svg:y="2.794cm">
          <text:p text:style-name="P4"><text:span text:style-name="T6">Inovação</text:span></text:p>
          <draw:enhanced-geometry svg:viewBox="0 0 21600 21600" draw:type="rectangle" draw:enhanced-path="M 0 0 L 21600 0 21600 21600 0 21600 0 0 Z N"/>
        </draw:custom-shape>
        <draw:custom-shape draw:name="TextBox 6" draw:style-name="gr1" draw:text-style-name="P3" draw:layer="layout" svg:width="10.667cm" svg:height="3.985cm" svg:x="13.462cm" svg:y="4.064cm">
          <text:p text:style-name="P7"><text:span text:style-name="T7">✓ </text:span><text:span text:style-name="T7">Fronteira Pareto real</text:span></text:p>
          <text:p text:style-name="P7"><text:span text:style-name="T7">✓ </text:span><text:span text:style-name="T7">Multi-critério genuíno</text:span></text:p>
          <text:p text:style-name="P7"><text:span text:style-name="T7">✓ </text:span><text:span text:style-name="T7">Dados reais (GTFS)</text:span></text:p>
          <text:p text:style-name="P7"><text:span text:style-name="T7">✓ </text:span><text:span text:style-name="T7">3 perspectivas diferentes</text:span></text:p>
          <text:p text:style-name="P7"><text:span text:style-name="T7">✓ </text:span><text:span text:style-name="T7">Interface amigáv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1.018cm" svg:height="1.944cm" svg:x="7.19cm" svg:y="0.381cm">
          <text:p text:style-name="P4"><text:span text:style-name="T4">Impacto Potencial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9.779cm" svg:x="2.032cm" svg:y="3.048cm">
          <text:p text:style-name="P5"><text:span text:style-name="T5">🚗 </text:span><text:span text:style-name="T5">Reduzir emissões de carbono</text:span></text:p>
          <text:p text:style-name="P5"><text:span text:style-name="T5"><text:s text:c="3"/></text:span><text:span text:style-name="T5">Oferecendo rotas ecológicas alternativas</text:span></text:p>
          <text:p text:style-name="P5"><text:span text:style-name="T5"/></text:p>
          <text:p text:style-name="P5"><text:span text:style-name="T5">⏱ </text:span><text:span text:style-name="T5">Otimizar tempo de deslocação</text:span></text:p>
          <text:p text:style-name="P5"><text:span text:style-name="T5"><text:s text:c="3"/></text:span><text:span text:style-name="T5">Através de roteamento inteligente</text:span></text:p>
          <text:p text:style-name="P5"><text:span text:style-name="T5"/></text:p>
          <text:p text:style-name="P5"><text:span text:style-name="T5">🏃 </text:span><text:span text:style-name="T5">Combater sedentarismo</text:span></text:p>
          <text:p text:style-name="P5"><text:span text:style-name="T5"><text:s text:c="3"/></text:span><text:span text:style-name="T5">Com opções que maximizam exercício físico</text:span></text:p>
          <text:p text:style-name="P5"><text:span text:style-name="T5"/></text:p>
          <text:p text:style-name="P5"><text:span text:style-name="T5">Sustentabilidade urbana e bem-estar pesso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13.037cm" svg:height="1.944cm" svg:x="6.181cm" svg:y="0.381cm">
          <text:p text:style-name="P4"><text:span text:style-name="T4">Desafios Encontrados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9.349cm" svg:x="2.032cm" svg:y="3.048cm">
          <text:p text:style-name="P5"><text:span text:style-name="T5">🔧 </text:span><text:span text:style-name="T5">Técnicos:</text:span></text:p>
          <text:p text:style-name="P6"><text:span text:style-name="T3">Complexidade de multi-objetivo | Integração GTFS</text:span></text:p>
          <text:p text:style-name="P5"><text:span text:style-name="T5"/></text:p>
          <text:p text:style-name="P5"><text:span text:style-name="T5">📋 </text:span><text:span text:style-name="T5">Metodológicos:</text:span></text:p>
          <text:p text:style-name="P6"><text:span text:style-name="T3">Métricas CO₂ consistentes | Tempos realistas</text:span></text:p>
          <text:p text:style-name="P5"><text:span text:style-name="T5"/></text:p>
          <text:p text:style-name="P5"><text:span text:style-name="T5">✓ </text:span><text:span text:style-name="T5">Soluções Implementadas:</text:span></text:p>
          <text:p text:style-name="P6"><text:span text:style-name="T3">Dijkstra multi-label robusto</text:span></text:p>
          <text:p text:style-name="P6"><text:span text:style-name="T3">Validação cruzada entre algoritmos</text:span></text:p>
          <text:p text:style-name="P6"><text:span text:style-name="T3">Testes extensivos (22 caso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9.815cm" svg:height="1.944cm" svg:x="7.792cm" svg:y="0.381cm">
          <text:p text:style-name="P4"><text:span text:style-name="T4">Trabalho Futuro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10.409cm" svg:x="2.032cm" svg:y="3.048cm">
          <text:p text:style-name="P5"><text:span text:style-name="T5">🌍 </text:span><text:span text:style-name="T5">Expansão Geográfica</text:span></text:p>
          <text:p text:style-name="P6"><text:span text:style-name="T3">Outras cidades + bike-sharing</text:span></text:p>
          <text:p text:style-name="P5"><text:span text:style-name="T5"/></text:p>
          <text:p text:style-name="P5"><text:span text:style-name="T5">🔬 </text:span><text:span text:style-name="T5">Melhorias Algorítmicas</text:span></text:p>
          <text:p text:style-name="P6"><text:span text:style-name="T3">NSGA-II | Otimização paralela</text:span></text:p>
          <text:p text:style-name="P5"><text:span text:style-name="T5"/></text:p>
          <text:p text:style-name="P5"><text:span text:style-name="T5">🎨 </text:span><text:span text:style-name="T5">Interface Utilizador</text:span></text:p>
          <text:p text:style-name="P6"><text:span text:style-name="T3">Aplicação web interativa | Mapas 3D</text:span></text:p>
          <text:p text:style-name="P5"><text:span text:style-name="T5"/></text:p>
          <text:p text:style-name="P5"><text:span text:style-name="T5">♻ </text:span><text:span text:style-name="T5">Sustentabilidade</text:span></text:p>
          <text:p text:style-name="P6"><text:span text:style-name="T3">Impacto real | Dados de energi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finição">
        <draw:custom-shape draw:name="Rectangle 1" draw:style-name="gr3" draw:text-style-name="P3" draw:layer="layout" svg:width="25.399cm" svg:height="2.031cm" svg:x="0cm" svg:y="0cm">
          <text:p/>
          <draw:enhanced-geometry svg:viewBox="0 0 21600 21600" draw:type="rectangle" draw:enhanced-path="M 0 0 L 21600 0 21600 21600 0 21600 0 0 Z N"/>
        </draw:custom-shape>
        <draw:custom-shape draw:name="TextBox 2" draw:style-name="gr4" draw:text-style-name="P3" draw:layer="layout" svg:width="7.051cm" svg:height="1.944cm" svg:x="9.174cm" svg:y="0.381cm">
          <text:p text:style-name="P4"><text:span text:style-name="T4">Conclusões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1.335cm" svg:height="9.779cm" svg:x="2.032cm" svg:y="3.048cm">
          <text:p text:style-name="P5"><text:span text:style-name="T5">✅ </text:span><text:span text:style-name="T5">Sistema robusto de roteamento multimodal implementado</text:span></text:p>
          <text:p text:style-name="P5"><text:span text:style-name="T5"/></text:p>
          <text:p text:style-name="P5"><text:span text:style-name="T5">✅ </text:span><text:span text:style-name="T5">Algoritmos multi-objetivo de vanguarda</text:span></text:p>
          <text:p text:style-name="P5"><text:span text:style-name="T5"/></text:p>
          <text:p text:style-name="P5"><text:span text:style-name="T5">✅ </text:span><text:span text:style-name="T5">Integração com dados reais (GTFS + OSM)</text:span></text:p>
          <text:p text:style-name="P5"><text:span text:style-name="T5"/></text:p>
          <text:p text:style-name="P5"><text:span text:style-name="T5">✅ </text:span><text:span text:style-name="T5">Fronteira Pareto rigorosa e validada</text:span></text:p>
          <text:p text:style-name="P5"><text:span text:style-name="T5"/></text:p>
          <text:p text:style-name="P5"><text:span text:style-name="T5">✅ </text:span><text:span text:style-name="T5">Demonstração de Computação Inspirada na Natureza</text:span></text:p>
          <text:p text:style-name="P5"><text:span text:style-name="T5"><text:s text:c="3"/></text:span><text:span text:style-name="T5">para mobilidade urbana sustentáv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ção">
        <draw:custom-shape draw:name="TextBox 1" draw:style-name="gr1" draw:text-style-name="P3" draw:layer="layout" svg:width="22.859cm" svg:height="2.537cm" svg:x="1.27cm" svg:y="5.08cm">
          <text:p text:style-name="P1"><text:span text:style-name="T1">Obrigado!</text:span></text:p>
          <draw:enhanced-geometry svg:viewBox="0 0 21600 21600" draw:type="rectangle" draw:enhanced-path="M 0 0 L 21600 0 21600 21600 0 21600 0 0 Z N"/>
        </draw:custom-shape>
        <draw:custom-shape draw:name="TextBox 2" draw:style-name="gr1" draw:text-style-name="P3" draw:layer="layout" svg:width="22.859cm" svg:height="1.436cm" svg:x="1.27cm" svg:y="9.398cm">
          <text:p text:style-name="P1"><text:span text:style-name="T2">Questões?</text:span></text:p>
          <draw:enhanced-geometry svg:viewBox="0 0 21600 21600" draw:type="rectangle" draw:enhanced-path="M 0 0 L 21600 0 21600 21600 0 21600 0 0 Z N"/>
        </draw:custom-shape>
        <draw:custom-shape draw:name="TextBox 3" draw:style-name="gr1" draw:text-style-name="P3" draw:layer="layout" svg:width="22.859cm" svg:height="1.603cm" svg:x="1.27cm" svg:y="13.97cm">
          <text:p text:style-name="P1"><text:span text:style-name="T3">Repositório: github.com/MIA-CDFR/CIN_GRUPO6</text:span><text:span text:style-name="T3"><text:line-break/></text:span><text:span text:style-name="T3">Grupo 6 - CIN 2025 - Universidade do Minh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ção-background" style:family="presentation">
      <style:graphic-properties draw:stroke="none" draw:fill="solid" draw:fill-color="#ffffff"/>
      <style:text-properties style:letter-kerning="true"/>
    </style:style>
    <style:style style:name="Predefini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ção-outline1" style:family="presentation">
      <style:graphic-properties draw:stroke="none" draw:fill="none">
        <text:list-style style:name="Predefini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ção-outline2" style:family="presentation" style:parent-style-name="Predefinição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ção-outline3" style:family="presentation" style:parent-style-name="Predefinição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ção-outline4" style:family="presentation" style:parent-style-name="Predefinição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ção-outline5" style:family="presentation" style:parent-style-name="Predefinição-outline4">
      <style:paragraph-properties fo:margin-top="0cm" fo:margin-bottom="0.1cm"/>
      <style:text-properties fo:font-size="20pt" style:font-size-asian="20pt" style:font-size-complex="20pt"/>
    </style:style>
    <style:style style:name="Predefinição-outline6" style:family="presentation" style:parent-style-name="Predefinição-outline5">
      <style:paragraph-properties fo:margin-top="0cm" fo:margin-bottom="0.1cm"/>
      <style:text-properties fo:font-size="20pt" style:font-size-asian="20pt" style:font-size-complex="20pt"/>
    </style:style>
    <style:style style:name="Predefinição-outline7" style:family="presentation" style:parent-style-name="Predefinição-outline6">
      <style:paragraph-properties fo:margin-top="0cm" fo:margin-bottom="0.1cm"/>
      <style:text-properties fo:font-size="20pt" style:font-size-asian="20pt" style:font-size-complex="20pt"/>
    </style:style>
    <style:style style:name="Predefinição-outline8" style:family="presentation" style:parent-style-name="Predefinição-outline7">
      <style:paragraph-properties fo:margin-top="0cm" fo:margin-bottom="0.1cm"/>
      <style:text-properties fo:font-size="20pt" style:font-size-asian="20pt" style:font-size-complex="20pt"/>
    </style:style>
    <style:style style:name="Predefinição-outline9" style:family="presentation" style:parent-style-name="Predefinição-outline8">
      <style:paragraph-properties fo:margin-top="0cm" fo:margin-bottom="0.1cm"/>
      <style:text-properties fo:font-size="20pt" style:font-size-asian="20pt" style:font-size-complex="20pt"/>
    </style:style>
    <style:style style:name="Predefinição-subtitle" style:family="presentation">
      <style:graphic-properties draw:stroke="none" draw:fill="none" draw:textarea-vertical-align="middle">
        <text:list-style style:name="Predefini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title" style:family="presentation">
      <style:graphic-properties draw:stroke="none" draw:fill="none" draw:textarea-vertical-align="middle">
        <text:list-style style:name="Predefini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çã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Predefiniç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ç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finição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25-12-24">24-12-2025</text:date></text:span></text:p>
        </draw:text-box>
      </draw:frame>
      <draw:frame draw:name="Footer Placeholder 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3"><text:span text:style-name="MT2"><text:page-number>&lt;número&gt;</text:page-number></text:span></text:p>
        </draw:text-box>
      </draw:frame>
      <draw:frame presentation:style-name="Predefinição-title" draw:layer="backgroundobjects" svg:width="22.859cm" svg:height="3.18cm" svg:x="1.27cm" svg:y="0.76cm" presentation:class="title" presentation:placeholder="true">
        <draw:text-box/>
      </draw:frame>
      <draw:frame presentation:style-name="Predefiniçã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redefinição-title" draw:layer="backgroundobjects" svg:width="14.848cm" svg:height="11.136cm" svg:x="3.075cm" svg:y="2.257cm" presentation:class="page"/>
        <draw:frame presentation:style-name="Predefiniç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12-24T01:46:52.60</dc:date>
    <dc:creator>Carlos </dc:creator>
    <meta:generator>OpenOffice/4.1.15$Win32 OpenOffice.org_project/4115m2$Build-9813</meta:generator>
    <meta:editing-duration>PT1M32S</meta:editing-duration>
    <meta:editing-cycles>1</meta:editing-cycles>
    <meta:document-statistic meta:object-count="130"/>
  </office:meta>
</office:document-meta>
</file>